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background-color="transparent"/>
    </style:style>
    <style:style style:name="T1" style:family="text">
      <style:text-properties fo:background-color="transparent" loext:char-shading-value="0"/>
    </style:style>
    <style:style style:name="T2" style:family="text">
      <style:text-properties fo:color="#000000" loext:opacity="100%" fo:font-size="12pt" fo:language="fr" fo:country="FR" style:letter-kerning="true" fo:background-color="transparent" loext:char-shading-value="0" style:font-name-asian="SimSun" style:font-size-asian="12pt" style:language-asian="zh" style:country-asian="CN" style:font-name-complex="Lucida Sans" style:font-size-complex="12pt" style:language-complex="hi" style:country-complex="I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C’est la solution posée </text:span><text:span text:style-name="T2">dans le </text:span><text:span text:style-name="T1">Code civil article 1120. Voir aussi, dans le même sens, C. civ. <text:s/>art. 2288 </text:span></text:p>
      <text:p text:style-name="P1"/>
      <text:p text:style-name="Standard"><text:span text:style-name="T1">Cette phrase ne contient pas le mot recherché.</text:span></text:p>
      <text:p text:style-name="Standard"><text:span text:style-name="T1"><text:line-break/>Cette autre phrase est également un piège.</text:span></text:p>
      <text:p text:style-name="P1"/>
      <text:p text:style-name="Standard"><text:span text:style-name="T1">Toutefois, la prise en compte de C. civ. article 1240 al. 1 est de nature à changer la donne.</text:span></text:p>
      <text:p text:style-name="Standard"><text:span text:style-name="T1">C’est aussi le cas de civ. article 1140.</text:span></text:p>
      <text:p text:style-name="P1"/>
      <text:p text:style-name="Standard"><text:span text:style-name="T1">Ce sont aussi les Code civil <text:s/>articles 1 et 349 C. civ. article 39999 </text:span></text:p>
      <text:p text:style-name="P1"/>
      <text:p text:style-name="Standard"><text:span text:style-name="T1">C. civ. Articles 3-12, 12-4-6, 14, 15 et 27 </text:span></text:p>
      <text:p text:style-name="P1"/>
      <text:p text:style-name="Standard"><text:span text:style-name="T1">CPC. Art. 1038 et 1289-2 </text:span></text:p>
      <text:p text:style-name="P1"/>
      <text:p text:style-name="Standard"><text:span text:style-name="T1">C. assur. Art. L. 385-2, R. 343-4 et A421-13 </text:span></text:p>
      <text:p text:style-name="P1"/>
      <text:p text:style-name="P1"/>
      <text:p text:style-name="Standard"><text:span text:style-name="T1">Tenir compte de C. com. art. L. 611-2 , C. com. <text:s/>art</text:span><text:span text:style-name="T2">icle</text:span><text:span text:style-name="T1"> L. 132-1 et Code de commerce <text:s/>art. R. 811-3.</text:span></text:p>
      <text:p text:style-name="P1"/>
      <text:p text:style-name="Standard"><text:span text:style-name="T1">C. trav. <text:s/></text:span><text:span text:style-name="T2">a</text:span><text:span text:style-name="T1">rticles L. 1111-1 et art. R. 4512-15.</text:span></text:p>
      <text:p text:style-name="P1"/>
      <text:p text:style-name="Standard"><text:span text:style-name="T1">C. pr. Int. Art. L. 112-1 <text:s/>CPI Article L. 331-4 .</text:span></text:p>
      <text:p text:style-name="P1"/>
      <text:p text:style-name="Standard"><text:span text:style-name="T1">c. pén. Articles 131-4 et 225-7-1 </text:span></text:p>
      <text:p text:style-name="P1"/>
      <text:p text:style-name="Standard"><text:span text:style-name="T1">CPP. Art. 694-4-1 et R57-6-1 .</text:span></text:p>
      <text:p text:style-name="P1"/>
      <text:p text:style-name="Standard"><text:span text:style-name="T1">C. conso. Articles L. 121-14, R. 742-52 </text:span></text:p>
      <text:p text:style-name="P1"/>
      <text:p text:style-name="Standard"><text:span text:style-name="T1">CSI <text:s/>Articles L. 622-7 et <text:s/>R. 314-7</text:span></text:p>
      <text:p text:style-name="P1"/>
      <text:p text:style-name="Standard"><text:span text:style-name="T1">CSS <text:s/>Art. L. 173-8.</text:span></text:p>
      <text:p text:style-name="P1"/>
      <text:p text:style-name="Standard"><text:span text:style-name="T1">CSP <text:s/>Art. L. 1110-1.</text:span></text:p>
      <text:p text:style-name="P1"/>
      <text:p text:style-name="Standard"><text:span text:style-name="T1">CESEDA </text:span><text:span text:style-name="T2">a</text:span><text:span text:style-name="T1">rticles L. 753-1 et 12.</text:span></text:p>
      <text:p text:style-name="P1"/>
      <text:p text:style-name="Standard"><text:span text:style-name="T1">CGCT <text:s/>art. L. 1424-71 et L1. </text:span></text:p>
      <text:p text:style-name="P1"/>
      <text:p text:style-name="Standard"><text:span text:style-name="T1">CJA <text:s/>Art. L. 121-2</text:span></text:p>
      <text:p text:style-name="P1"/>
      <text:p text:style-name="Standard"><text:span text:style-name="T1">Code de l'environnement <text:s/>Art. L.124-1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0pt" fo:language="fr" fo:country="FR" style:letter-kerning="true" style:font-name-asian="SimSun" style:font-size-asian="10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0pt" fo:language="fr" fo:country="FR" style:letter-kerning="true" style:font-name-asian="SimSun" style:font-size-asian="10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fo:hyphenation-ladder-count="no-limit" style:punctuation-wrap="simpl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fr" fo:country="FR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Titre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3T20:56:49</meta:creation-date>
    <dc:language>fr-FR</dc:language>
    <dc:date>2022-11-10T20:22:47</dc:date>
    <meta:editing-cycles>61</meta:editing-cycles>
    <meta:editing-duration>PT16H52M</meta:editing-duration>
    <meta:generator>LibreOffice/7.4.2.3$Linux_X86_64 LibreOffice_project/40$Build-3</meta:generator>
    <meta:document-statistic meta:table-count="0" meta:image-count="0" meta:object-count="0" meta:page-count="1" meta:paragraph-count="22" meta:word-count="195" meta:character-count="1004" meta:non-whitespace-character-count="809"/>
    <meta:user-defined meta:name="AppVersion">15.0000</meta:user-defined>
  </office:meta>
</office:document-meta>
</file>